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02b3" officeooo:paragraph-rsid="000a02b3"/>
    </style:style>
    <style:style style:name="P2" style:family="paragraph" style:parent-style-name="Standard">
      <style:text-properties officeooo:rsid="000ae160" officeooo:paragraph-rsid="000ae1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I. Hundreds of radio navigation stations watch the airplanes find their destination and land safely. 2. Twice a year people see birds fly south and north, but we don't know how they find their way. 3. At the Paris Exhibition people watched the cargo airplane «Ruslan» carry a great amount of cargo. 4. When you stand near a working engine you feel it vibrate. 5. Making experiments with</text:p>
      <text:p text:style-name="P1">electric telegraph Morse noticed a pencil make a wavy line when connected to an electric wire. 6. Nowadays people watch on television cosmonauts work in space, «Lunokhod» move on the surface of the Moon and Olympic games take place on the other side of the globe.</text:p>
      <text:p text:style-name="P1">B. 1. A force applied to a body causes it to move in a straight line. 2. The unsatisfactory results of Bell's experiments forced him to change the method of testing. 3. The excellent properties of Damascus steel made metallurgists of the whole world look for the lost secret of the steel. 4. Very high temperatures often cause certain materials to break. 5. Bad weather conditions make pilots switch over to automatic control.</text:p>
      <text:p text:style-name="P1"/>
      <text:p text:style-name="P2"/>
      <text:p text:style-name="P2">A. I. сотни радионавигационных станций наблюдают за тем, как самолеты находят место назначения и благополучно приземляются. 2. Дважды в год люди видят, как птицы летают на юг и на север, но мы не знаем, как они находят дорогу. 3. На Парижской выставке люди наблюдали за грузовым самолетом "Руслан", перевозившим большое количество грузов. 4. Когда вы стоите рядом с работающим двигателем, вы чувствуете, как он вибрирует. 5. Делая эксперименты с</text:p>
      <text:p text:style-name="P2">электрический телеграф Морс заметил, что карандаш делает волнистую линию при подключении к электрическому проводу. 6. Сегодня люди смотрят по телевизору, как космонавты работают в космосе, как» Луноход " движется по поверхности Луны, а Олимпийские игры проходят на другом конце земного шара.</text:p>
      <text:p text:style-name="P2">Б. 1. Сила, приложенная к телу, заставляет его двигаться по прямой. 2. Неудовлетворительные результаты экспериментов Белла заставили его изменить метод тестирования. 3. Превосходные свойства дамасской стали заставили металлургов всего мира искать Утерянный секрет стали. 4. Очень высокие температуры часто приводят к разрушению некоторых материалов. 5. Плохие погодные условия заставляют пилотов переключаться</text:p>
      <text:p text:style-name="P2">на автоматическое управление.</text:p>
      <text:p text:style-name="P2"/>
      <text:p text:style-name="P2"/>
      <text:p text:style-name="P2"/>
      <text:p text:style-name="P2"/>
      <text:p text:style-name="P2">B. 1. Our present-day life seems to be quite impossible without telephone, radio, and television. 2. Nowadays the principle of radio operation seems to be quite simple. 3. The term «radar» is known to be composed of the first letters of "radio, detection and ranging". It happens to reflect its basic principle, that is, the location of an object at a distance. 4. About 50 percent of Lake Baikal water proved to have been polluted since the Baikal plant has begun its work. 5. Lasers appeared to be highly useful for solving the problem of controlled thermonuclear reaction and communication. 6. A system of Earth satellites appears to have solved the problem of transmitting the central TV program to any part of the world. 7. Electricity proved to be able to travel instantly over a long piece of wire.</text:p>
      <text:p text:style-name="P2">C. 1. Dirigibles are likely to be used for taking tourists to distant and beautiful places. 2. Lasers are unlikely to be used in our everyday life soon. 3. Superconductivity is certain to bring about new discoveries in science and technology.</text:p>
      <text:p text:style-name="P2"/>
      <text:p text:style-name="P2">Б. 1. Наша сегодняшняя жизнь кажется совершенно невозможной без</text:p>
      <text:p text:style-name="P2">телефон, радио и телевидение. 2. В настоящее время принцип радио</text:p>
      <text:p text:style-name="P2">операция кажется довольно простой. 3. Термин "радар" известен как</text:p>
      <text:p text:style-name="P2">состоять из первых букв "радио, обнаружение и дальность". Он</text:p>
      <text:p text:style-name="P2"><text:soft-page-break/>случается, что отражает его основной принцип, то есть местоположение ob-</text:p>
      <text:p text:style-name="P2">проект на расстоянии. 4. Около 50 процентов воды озера Байкал доказано</text:p>
      <text:p text:style-name="P2">быть загрязненным с тех пор, как Байкальский завод начал свою работу.</text:p>
      <text:p text:style-name="P2">5. Лазеры оказались весьма полезными для решения задачи</text:p>
      <text:p text:style-name="P2">контролируемая термоядерная реакция и связь. 6. A sys-</text:p>
      <text:p text:style-name="P2">tem спутников Земли, по-видимому, решили проблему trans-</text:p>
      <text:p text:style-name="P2">передача Центрального телевидения в любую часть мира.</text:p>
      <text:p text:style-name="P2">7. Электричество оказалось способным мгновенно перемещаться по длинному участку</text:p>
      <text:p text:style-name="P2">провода.</text:p>
      <text:p text:style-name="P2">С. 1. Дирижабли, вероятно, будут использоваться для перевозки туристов в далекие</text:p>
      <text:p text:style-name="P2">и красивые места. 2. Лазеры маловероятны быть использованным в нашем каждом-</text:p>
      <text:p text:style-name="P2">скоро день жизни. 3. Сверхпроводимость некоторые новые</text:p>
      <text:p text:style-name="P2">открытия в области науки и техни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3:59:14.945834707</meta:creation-date>
    <dc:date>2019-03-26T00:03:06.274803488</dc:date>
    <meta:editing-duration>PT3M51S</meta:editing-duration>
    <meta:editing-cycles>2</meta:editing-cycles>
    <meta:generator>LibreOffice/5.1.6.2$Linux_X86_64 LibreOffice_project/10m0$Build-2</meta:generator>
    <meta:document-statistic meta:table-count="0" meta:image-count="0" meta:object-count="0" meta:page-count="2" meta:paragraph-count="26" meta:word-count="676" meta:character-count="4312" meta:non-whitespace-character-count="3662"/>
  </office:meta>
</office:document-meta>
</file>